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Preformatted_20_Text">
      <style:text-properties officeooo:rsid="0001902a"/>
    </style:style>
    <style:style style:name="P2" style:family="paragraph" style:parent-style-name="Preformatted_20_Text">
      <style:text-properties officeooo:rsid="0001902a" officeooo:paragraph-rsid="0001902a"/>
    </style:style>
    <style:style style:name="P3" style:family="paragraph" style:parent-style-name="Preformatted_20_Text">
      <style:text-properties officeooo:paragraph-rsid="0001902a"/>
    </style:style>
    <style:style style:name="P4" style:family="paragraph" style:parent-style-name="Text_20_body">
      <style:paragraph-properties fo:margin-left="0in" fo:margin-right="0in" fo:text-indent="0in" style:auto-text-indent="false" style:writing-mode="lr-tb"/>
    </style:style>
    <style:style style:name="P5" style:family="paragraph" style:parent-style-name="Text_20_body">
      <style:paragraph-properties fo:margin-left="0in" fo:margin-right="0in" fo:text-indent="0in" style:auto-text-indent="false" style:writing-mode="lr-tb"/>
      <style:text-properties fo:background-color="transparent"/>
    </style:style>
    <style:style style:name="T1" style:family="text">
      <style:text-properties officeooo:rsid="0001902a"/>
    </style:style>
    <style:style style:name="T2"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a9492325-7fff-4e13-f8df-e18934f82dbc"/>páginas elegidas para la comparación de calidad:</text:p>
      <text:p text:style-name="Text_20_body"/>
      <text:p text:style-name="P5">https://immadon.mforos.com/</text:p>
      <text:p text:style-name="P5">https://paizo.com/</text:p>
      <text:p text:style-name="Text_20_body"/>
      <text:p text:style-name="P5">/// Dimensiones de la calidad de Garvin ///</text:p>
      <text:p text:style-name="Text_20_body"/>
      <text:p text:style-name="P5">* Calidad del desempeño. ¿El software entrega todo el contenido, las funciones y las características especificadas como parte del modelo de requerimientos, de manera que da valor al usuario final?</text:p>
      <text:p text:style-name="P4"><text:span text:style-name="T2">- Las dos lo logran, paizo lo hace mejor</text:span></text:p>
      <text:p text:style-name="Text_20_body"/>
      <text:p text:style-name="P5">* Calidad de las características. ¿El software tiene características que sorprenden y agradan la primera vez que lo emplean los usuarios finales?</text:p>
      <text:p text:style-name="P4"><text:span text:style-name="T2">- Las dos páginas son correctas en esto, paizo lo hace mejor</text:span></text:p>
      <text:p text:style-name="Text_20_body"/>
      <text:p text:style-name="P4"><text:span text:style-name="T2">* Confiabilidad. ¿El software proporciona todas las características y capacidades sin fallar?, ¿Está disponible cuando se necesita? ¿Entrega funcionalidad libre de errores?</text:span></text:p>
      <text:p text:style-name="P5">- Las dos logran esto, pero en immadon se nota que la búsqueda del mismo contenido arroja más o menos resultados</text:p>
      <text:p text:style-name="Text_20_body"/>
      <text:p text:style-name="P5">* Conformidad. ¿El software concuerda con los estándares locales y externos que son relevantes para la aplicación? ¿Concuerda con el diseño de facto y las convenciones de código?</text:p>
      <text:p text:style-name="P4"><text:span text:style-name="T2">Por ejemplo, ¿la interfaz de usuario está de acuerdo con las reglas aceptadas del diseño para la selección de menú o para la entrada de datos?</text:span></text:p>
      <text:p text:style-name="P5">- Las dos hacen uso excesivo de etiquetas &lt;div&gt; pero está mejor organizado y presentado en la página de paizo. La interfaz de immadon muchas veces es poco descriptiva y también resulta confusa para encontar ciertos detalles en la misma.</text:p>
      <text:p text:style-name="Text_20_body"/>
      <text:p text:style-name="P5">* Durabilidad. ¿El software puede recibir mantenimiento (cambiar) o corregirse (depurarse) sin la generación inadvertida de eventos colaterales? ¿Los cambios ocasionarán que la tasa de errores o la confiabilidad disminuyan con el tiempo?</text:p>
      <text:p text:style-name="P4"><text:span text:style-name="T2">- hace años que la página de paizo se actualiza y no deja de funcionar por períodos de tiempo, se actualizó también a las tendencias de uso y de presentaciones que hay hoy en el mundo web. Immadon se más como un blog que no cambia mucho de diseño ya que está construida en otra página base que tampoco se a actualizado.</text:span></text:p>
      <text:p text:style-name="Text_20_body"/>
      <text:p text:style-name="P5"><text:soft-page-break/>* Servicio. ¿Existe la posibilidad de que el software reciba mantenimiento (cambios) o correcciones (depuración) en un periodo de tiempo aceptablemente breve? ¿El equipo de apoyo puede adquirir toda la información necesaria para hacer cambios o corregir defectos? Douglas Adams [Ada93] hace un comentario irónico que parece pertinente: “La diferencia entre algo que puede salir mal y algo que posiblemente no salga mal es que cuando esto último sale mal, por lo general es imposible corregirlo o repararlo.”</text:p>
      <text:p text:style-name="P4"><text:span text:style-name="T2">- Paizo tiene un modelo de ventas de contenido nuevo mensual, lo que hace que su página esté activa las 24 horas, los 365 días del año, en general, lo máximo que no ha estado en servicio la página son unas pocas horas.</text:span></text:p>
      <text:p text:style-name="P5">Immadon es una página que si sufre algún problema se la ha dado de baja para que la misma tenga un mantenimiento más que exhaustivo.</text:p>
      <text:p text:style-name="Text_20_body"/>
      <text:p text:style-name="P5">* Estética. No hay duda de que todos tenemos una visión diferente y muy subjetiva de lo que es estético. Aun así, la mayoría de nosotros estaría de acuerdo en que una entidad estética posee cierta elegancia, un flujo único y una “presencia” obvia que es difícil de cuantificar y que, no obstante, resulta evidente. El software estético tiene estas características.</text:p>
      <text:p text:style-name="P4"><text:span text:style-name="T2">- la página de immadon no es una página que atraiga a gente nueva ni que sea muy agradable a la vista, no tiene la mejor combinación de colores, y en general se ve que no está bien cuadrada.</text:span></text:p>
      <text:p text:style-name="P5">La página de paizo es una página que no solo es hermosa, cuenta con muchas imágenes de los productos que producen, realizadas por excelentes artistas.</text:p>
      <text:p text:style-name="Text_20_body"/>
      <text:p text:style-name="P5">* Percepción. En ciertas situaciones, existen prejuicios que influyen en la percepción de la calidad por parte del usuario. Por ejemplo, si se introduce un producto de software elaborado por un proveedor que en el pasado ha demostrado mala calidad, se estará receloso y la percepción de la calidad del producto tendrá influencia negativa. De manera similar, si un vendedor tiene una reputación excelente se percibirá buena calidad, aun si ésta en realidad no existe.</text:p>
      <text:p text:style-name="P4"><text:span text:style-name="T2">- la página de paizo tiene una percepción buena por su calidad tanto del producto como de su página, pero no puede mejorar contra la gran competencia que tiene tanto por una empresa que acaparó gran parte del mercado, como el hecho que vende libros de juegos en una época ultra informatizada.</text:span></text:p>
      <text:p text:style-name="Text_20_body"/>
      <text:p text:style-name="P5">/// Factores de la calidad de McCall ///</text:p>
      <text:p text:style-name="Text_20_body"/>
      <text:p text:style-name="P5">* Corrección. Grado en el que un programa satisface sus especificaciones y en el que cumple con los objetivos de la misión del cliente.</text:p>
      <text:p text:style-name="P4"><text:span text:style-name="T2">- ambas lo logran, paizo lo hace de mejor manera</text:span></text:p>
      <text:p text:style-name="Text_20_body"/>
      <text:p text:style-name="P5">* Confiabilidad. Grado en el que se espera que un programa cumpla con su función y con la precisión requerida [debe notarse que se han propuesto otras definiciones más completas de la <text:soft-page-break/>confiabilidad (véase el capítulo 25)].</text:p>
      <text:p text:style-name="P4"><text:span text:style-name="T2">- la página de paizo hace esto mejor ya que si quiero comprar un libro la tienda me lo permitirá de manera muy sencilla, mientra que immadon puede que mucho de sus links de contenido esten caidos o fuera de servicio</text:span></text:p>
      <text:p text:style-name="Text_20_body"/>
      <text:p text:style-name="P5">* Eficiencia. Cantidad de recursos de cómputo y de código requeridos por un programa para llevar a cabo su función.</text:p>
      <text:p text:style-name="P4"><text:span text:style-name="T2">- la página de immadon hace lo suyo con una porción ínfima de código comparado con la página de paizo, es mucho más liviana y logra, aunque con algunos problemas menores, su cometido</text:span></text:p>
      <text:p text:style-name="Text_20_body"/>
      <text:p text:style-name="P5">* Integridad. Grado en el que es posible controlar el acceso de personas no autorizadas al software o a los datos.</text:p>
      <text:p text:style-name="P4"><text:span text:style-name="T2">- las dos páginas han demostrado ser fiables en el tema de datos, además no son el tipo de páginas que serían atacadas ni que se tenga un gran rédito en violarlas</text:span></text:p>
      <text:p text:style-name="Text_20_body"/>
      <text:p text:style-name="P5">* Usabilidad. Esfuerzo que se requiere para aprender, operar, preparar las entradas e interpretar las salidas de un programa.</text:p>
      <text:p text:style-name="P4"><text:span text:style-name="T2">- la página de immadon es más difícil de usar, ya que requiere un poco más de exploración por la misma para encontrar contenido, pero también como buscarlo y como usarlo. La página de paizo es bastante intuitiva, aunque no es 100% sencilla de usar</text:span></text:p>
      <text:p text:style-name="Text_20_body"/>
      <text:p text:style-name="P5">* Facilidad de recibir mantenimiento. Esfuerzo requerido para detectar y corregir un error en un programa (ésta es una definición muy limitada).</text:p>
      <text:p text:style-name="P4"><text:span text:style-name="T2">- la página de paizo tiene una ligera dificultad en su mantenimiento ya que es un proyecto inmenso pero cada cambio o reparación se logra con bastante rapidez. En cambio immadon no es una página que se vea una corrección constante de lo que no funciona bien sino que estos cambios y mantenimiento se hacen en el correr de las semanas.</text:span></text:p>
      <text:p text:style-name="Text_20_body"/>
      <text:p text:style-name="P5">* Flexibilidad. Esfuerzo necesario para modificar un programa que ya opera.</text:p>
      <text:p text:style-name="P5">Susceptibilidad de someterse a pruebas. Esfuerzo que se requiere para probar un programa a fin de garantizar que realiza la función que se pretende.</text:p>
      <text:p text:style-name="P4"><text:span text:style-name="T2">- la página de paizo se ha sometido a muchos cambios y los mismos se han visto funcionar desde el primer momento, esta misma pagina tambien se demuestra a si misma que los cambios que se le hacen son más costosos por el nivel de detalle y funcionalidad que tiene la misma.</text:span></text:p>
      <text:p text:style-name="Text_20_body"/>
      <text:p text:style-name="P5">* Portabilidad. Esfuerzo que se necesita para transferir el programa de un ambiente de sistema de hardware o software a otro.</text:p>
      <text:p text:style-name="P4"><text:soft-page-break/><text:span text:style-name="T2">- las dos funcionan correctamente tanto en firefox, chrome y edge.</text:span></text:p>
      <text:p text:style-name="Text_20_body"/>
      <text:p text:style-name="P5">* Reusabilidad. Grado en el que un programa (o partes de uno) pueden volverse a utilizar en otras aplicaciones (se relaciona con el empaque y el alcance de las funciones que lleva a cabo el programa).</text:p>
      <text:p text:style-name="P4"><text:span text:style-name="T2">- la página de paizo es muy única en muchos sentidos, creo que la reusabilidad que se le puede dar es en construir una página de productos similares del rubro.</text:span></text:p>
      <text:p text:style-name="P5">La página de immadon es más abierta a poder ser usada con otros fines y sus componentes son menos específicos</text:p>
      <text:p text:style-name="Text_20_body"/>
      <text:p text:style-name="P5">* Interoperabilidad. Esfuerzo requerido para acoplar un sistema con otro.</text:p>
      <text:p text:style-name="P4"><text:span text:style-name="T2">- las dos son páginas que se acoplan bien en el sistema en el que se encuentran</text:span></text:p>
      <text:p text:style-name="Text_20_body"/>
      <text:p text:style-name="P5">/// Factores de la calidad ISO 9126 ///</text:p>
      <text:p text:style-name="Text_20_body"/>
      <text:p text:style-name="P5">Funcionalidad. Grado en el que el software satisface las necesidades planteadas según las establecen los atributos siguientes: adaptabilidad, exactitud, interoperabilidad, cumplimiento y seguridad.</text:p>
      <text:p text:style-name="P5">Confiabilidad. Cantidad de tiempo que el software se encuentra disponible para su uso,según lo indican los siguientes atributos: madurez, tolerancia a fallas y recuperación.</text:p>
      <text:p text:style-name="P5">Usabilidad. Grado en el que el software es fácil de usar, según lo indican los siguientes</text:p>
      <text:p text:style-name="P5">subatributos: entendible, aprendible y operable.</text:p>
      <text:p text:style-name="P5">Eficiencia. Grado en el que el software emplea óptimamente los recursos del sistema, según lo indican los subatributos siguientes: comportamiento del tiempo y de los recursos.</text:p>
      <text:p text:style-name="P5">Facilidad de recibir mantenimiento. Facilidad con la que pueden efectuarse reparaciones al software, según lo indican los atributos que siguen: analizable, cambiable, estable, susceptible de someterse a pruebas.</text:p>
      <text:p text:style-name="P5">Portabilidad. Facilidad con la que el software puede llevarse de un ambiente a otro según lo indican los siguientes atributos: adaptable, instalable, conformidad y sustituible.</text:p>
      <text:p text:style-name="P4"><text:span text:style-name="T2">- explicado en las partes anteriores</text:spa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8T16:19:22.352704302</dc:date>
    <meta:editing-duration>PT1H19M55S</meta:editing-duration>
    <meta:editing-cycles>2</meta:editing-cycles>
    <meta:generator>LibreOffice/7.6.5.2$Linux_X86_64 LibreOffice_project/60$Build-2</meta:generator>
    <meta:document-statistic meta:table-count="0" meta:image-count="0" meta:object-count="0" meta:page-count="4" meta:paragraph-count="56" meta:word-count="1486" meta:character-count="8826" meta:non-whitespace-character-count="7394"/>
  </office:meta>
</office:document-meta>
</file>